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fcd"/>
    </style:style>
    <style:style style:name="P2" style:family="paragraph" style:parent-style-name="Standard">
      <style:text-properties officeooo:rsid="0004dfcd" officeooo:paragraph-rsid="0004df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1.<text:tab/>Add the hibernate jar file to the project folder to run the project.</text:p>
      <text:p text:style-name="P2">2. <text:tab/>You can download hibernate distribution jar from hibernate.or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0:23:08.853107968</meta:creation-date>
    <dc:date>2014-07-10T10:27:12.106899266</dc:date>
    <meta:editing-duration>P0D</meta:editing-duration>
    <meta:editing-cycles>1</meta:editing-cycles>
    <meta:document-statistic meta:table-count="0" meta:image-count="0" meta:object-count="0" meta:page-count="1" meta:paragraph-count="2" meta:word-count="23" meta:character-count="137" meta:non-whitespace-character-count="115"/>
    <meta:generator>LibreOffice/4.2.3.3$Linux_x86 LibreOffice_project/420m0$Build-3</meta:generator>
  </office:meta>
</office:document-meta>
</file>